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25-01-07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24-02-0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23-01-25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21-12-08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20-12-07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9-12-02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9-02-06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7-12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7-01-0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6-01-21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5-02-0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4-02-18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3-01-18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2-01-0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10-12-16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9-12-14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9-01-14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8-01-31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7-01-30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6-01-10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5-01-2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4-02-1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3-01-10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2-01-1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1-01-10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2000-01-1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9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98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9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9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8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85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84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8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7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7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7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7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7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7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6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654095215101</text:p>
          </table:table-cell>
          <table:table-cell office:value-type="string" calcext:value-type="string">
            <text:p>196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